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enosin Triphosphate – ATP – Energy – Currency in cells</text:p>
      <text:p text:style-name="Standard">Biological macromolecules broken up into 4 categories.</text:p>
      <text:p text:style-name="Standard">Carbohydrates – Sugars and starches</text:p>
      <text:p text:style-name="Standard">Proteins – Most diverse group in structure and function</text:p>
      <text:p text:style-name="Standard">Lipids – Fats, oils, sterols, phospholipids, waxes</text:p>
      <text:p text:style-name="Standard">Nucleic acids – RNA and DNA</text:p>
      <text:p text:style-name="Standard"/>
      <text:p text:style-name="Standard">Polymer – A large molecule composed of many repeating subunits(Monomers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02T12:57:38.60</meta:creation-date>
    <meta:generator>OpenOffice/4.1.3$Win32 OpenOffice.org_project/413m1$Build-9783</meta:generator>
    <dc:date>2017-10-02T13:37:18.43</dc:date>
    <dc:creator>Timothy Cayer</dc:creator>
    <meta:editing-duration>PT39M35S</meta:editing-duration>
    <meta:editing-cycles>11</meta:editing-cycles>
    <meta:document-statistic meta:table-count="0" meta:image-count="0" meta:object-count="0" meta:page-count="1" meta:paragraph-count="7" meta:word-count="54" meta:character-count="350"/>
  </office:meta>
</office:document-meta>
</file>